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Helper.getWebContinuation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Helper.getContextObjec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Helper.setContextObject( Map objectModel , ObjectModel newObjectModel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wHelper.setWebContinuation( Map objectModel , ObjectModel newObjectModel , WebContinuation k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